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Sabon" svg:font-family="Sab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27cm"/>
    </style:style>
    <style:style style:name="Table1.8" style:family="table-row">
      <style:table-row-properties style:min-row-height="1.057cm"/>
    </style:style>
    <style:style style:name="Table1.9" style:family="table-row">
      <style:table-row-properties style:min-row-height="1.064cm"/>
    </style:style>
    <style:style style:name="P1" style:family="paragraph" style:parent-style-name="Standard">
      <style:text-properties style:font-name="Sabon"/>
    </style:style>
    <style:style style:name="P2" style:family="paragraph" style:parent-style-name="Standard">
      <style:text-properties style:font-name="Sabon" officeooo:paragraph-rsid="00201e02"/>
    </style:style>
    <style:style style:name="P3" style:family="paragraph" style:parent-style-name="Standard">
      <style:text-properties style:font-name="Sabon" fo:font-style="italic" officeooo:paragraph-rsid="00201e02" style:font-style-asian="italic" style:font-style-complex="italic"/>
    </style:style>
    <style:style style:name="P4" style:family="paragraph" style:parent-style-name="Standard">
      <style:text-properties style:font-name="Sabon" fo:font-style="italic" fo:font-weight="normal" officeooo:rsid="002350e8" officeooo:paragraph-rsid="002350e8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Sabon" officeooo:rsid="001f6f00" officeooo:paragraph-rsid="001f6f00"/>
    </style:style>
    <style:style style:name="P6" style:family="paragraph" style:parent-style-name="Standard">
      <style:text-properties style:font-name="Sabon" officeooo:rsid="00201e02" officeooo:paragraph-rsid="00201e02"/>
    </style:style>
    <style:style style:name="P7" style:family="paragraph" style:parent-style-name="Standard">
      <style:text-properties style:font-name="Sabon" officeooo:rsid="00206813" officeooo:paragraph-rsid="00206813"/>
    </style:style>
    <style:style style:name="P8" style:family="paragraph" style:parent-style-name="Standard">
      <style:text-properties style:font-name="Sabon" officeooo:rsid="00252783" officeooo:paragraph-rsid="002350e8"/>
    </style:style>
    <style:style style:name="P9" style:family="paragraph" style:parent-style-name="Standard">
      <style:text-properties style:font-name="Sabon" officeooo:rsid="00252783" officeooo:paragraph-rsid="00252783"/>
    </style:style>
    <style:style style:name="P10" style:family="paragraph" style:parent-style-name="Standard">
      <style:text-properties style:font-name="Sabon" officeooo:rsid="002f86e3" officeooo:paragraph-rsid="002f86e3"/>
    </style:style>
    <style:style style:name="P11" style:family="paragraph" style:parent-style-name="Standard">
      <style:text-properties style:font-name="Sabon" officeooo:rsid="003102d4" officeooo:paragraph-rsid="003102d4"/>
    </style:style>
    <style:style style:name="P12" style:family="paragraph" style:parent-style-name="Standard">
      <style:text-properties style:font-name="Sabon" officeooo:rsid="00317bda" officeooo:paragraph-rsid="00317bda"/>
    </style:style>
    <style:style style:name="P13" style:family="paragraph" style:parent-style-name="Standard">
      <style:text-properties style:font-name="Sabon" officeooo:rsid="00330fc4" officeooo:paragraph-rsid="00330fc4"/>
    </style:style>
    <style:style style:name="P14" style:family="paragraph" style:parent-style-name="Standard">
      <style:text-properties style:font-name="Sabon" officeooo:rsid="00352d78" officeooo:paragraph-rsid="00352d78"/>
    </style:style>
    <style:style style:name="P15" style:family="paragraph" style:parent-style-name="Standard">
      <style:text-properties style:font-name="Sabon" officeooo:rsid="003564c6" officeooo:paragraph-rsid="003564c6"/>
    </style:style>
    <style:style style:name="P16" style:family="paragraph" style:parent-style-name="Standard">
      <style:text-properties style:font-name="Sabon" fo:font-style="normal" fo:font-weight="normal" officeooo:rsid="0031c4b2" officeooo:paragraph-rsid="00317bd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Sabon" fo:font-style="normal" fo:font-weight="normal" officeooo:rsid="00330fc4" officeooo:paragraph-rsid="00330fc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Sabon" fo:font-style="normal" fo:font-weight="normal" officeooo:rsid="00337617" officeooo:paragraph-rsid="0033761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Sabon" fo:font-style="normal" fo:font-weight="normal" officeooo:rsid="00339433" officeooo:paragraph-rsid="0033943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Sabon" fo:font-style="normal" fo:font-weight="normal" officeooo:rsid="00352d78" officeooo:paragraph-rsid="00352d7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62a33" loext:opacity="100%" style:font-name="Sabon" fo:font-size="10.5pt" fo:letter-spacing="normal" fo:font-style="normal" fo:font-weight="normal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writing-mode="lr-tb"/>
      <style:text-properties fo:font-variant="normal" fo:text-transform="none" fo:color="#262a33" loext:opacity="100%" style:text-outline="false" style:text-line-through-style="none" style:text-line-through-type="none" style:font-name="Sabon" fo:font-size="10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P23" style:family="paragraph" style:parent-style-name="Table_20_Contents">
      <style:text-properties style:font-name="Sabon"/>
    </style:style>
    <style:style style:name="P24" style:family="paragraph" style:parent-style-name="Table_20_Contents">
      <style:text-properties style:font-name="Sabon" officeooo:rsid="002ab81b" officeooo:paragraph-rsid="002ab81b"/>
    </style:style>
    <style:style style:name="P25" style:family="paragraph" style:parent-style-name="Table_20_Contents">
      <style:text-properties style:font-name="Sabon" officeooo:rsid="00377ac3" officeooo:paragraph-rsid="00377ac3"/>
    </style:style>
    <style:style style:name="P26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Sabon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27" style:family="paragraph" style:parent-style-name="Standard">
      <style:text-properties style:font-name="Sabon" officeooo:rsid="00317bda" officeooo:paragraph-rsid="00317bda"/>
    </style:style>
    <style:style style:name="P28" style:family="paragraph" style:parent-style-name="Standard">
      <style:text-properties style:font-name="Sabon" officeooo:rsid="0039eab6" officeooo:paragraph-rsid="0039eab6"/>
    </style:style>
    <style:style style:name="T1" style:family="text">
      <style:text-properties officeooo:rsid="001f6f00"/>
    </style:style>
    <style:style style:name="T2" style:family="text">
      <style:text-properties officeooo:rsid="00201e02"/>
    </style:style>
    <style:style style:name="T3" style:family="text">
      <style:text-properties fo:font-variant="normal" fo:text-transform="none" fo:color="#000000" loext:opacity="100%" fo:letter-spacing="normal" fo:font-weight="normal"/>
    </style:style>
    <style:style style:name="T4" style:family="text">
      <style:text-properties fo:font-variant="normal" fo:text-transform="none" fo:color="#000000" loext:opacity="100%" fo:letter-spacing="normal" fo:font-weight="normal" officeooo:rsid="00201e02"/>
    </style:style>
    <style:style style:name="T5" style:family="text">
      <style:text-properties fo:font-weight="bold" officeooo:rsid="001f6f00" style:font-weight-asian="bold" style:font-weight-complex="bold"/>
    </style:style>
    <style:style style:name="T6" style:family="text">
      <style:text-properties officeooo:rsid="002b9282"/>
    </style:style>
    <style:style style:name="T7" style:family="text">
      <style:text-properties officeooo:rsid="002dda6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97026" style:font-style-asian="italic" style:font-style-complex="italic"/>
    </style:style>
    <style:style style:name="T10" style:family="text">
      <style:text-properties fo:font-style="italic" officeooo:rsid="003987f0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397026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1c4b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6a09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9eab6" style:font-style-asian="normal" style:font-weight-asian="normal" style:font-style-complex="normal" style:font-weight-complex="normal"/>
    </style:style>
    <style:style style:name="T18" style:family="text">
      <style:text-properties officeooo:rsid="00377ac3"/>
    </style:style>
    <style:style style:name="T19" style:family="text">
      <style:text-properties officeooo:rsid="0039ea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Brutus</text:span><text:span text:style-name="T1"> </text:span></text:p>
      <text:p text:style-name="P3"><text:span text:style-name="T2">(</text:span><text:bookmark text:name="firstHeading"/><text:span text:style-name="T3">Et tu, Brute?</text:span><text:span text:style-name="T4">)</text:span></text:p>
      <text:p text:style-name="P5"/>
      <text:p text:style-name="P5"/>
      <text:p text:style-name="P6">Brutus is a experiment in governance. </text:p>
      <text:p text:style-name="P6">It’s main focus is to implement forced rotation systems within leadership contexts. </text:p>
      <text:p text:style-name="P7">In practice, it aims to force the rotation of members of a specific DAO’s council. </text:p>
      <text:p text:style-name="P7"/>
      <text:p text:style-name="P4">How it works</text:p>
      <text:p text:style-name="P8"/>
      <text:p text:style-name="P9"/>
      <text:p text:style-name="P9"/>
      <table:table table:name="Table1" table:style-name="Table1">
        <table:table-column table:style-name="Table1.A" table:number-columns-repeated="3"/>
        <table:table-row table:style-name="TableLine93958140437680">
          <table:table-cell table:style-name="Table1.A1" office:value-type="string">
            <text:p text:style-name="P24">Members</text:p>
          </table:table-cell>
          <table:table-cell table:style-name="Table1.A1" office:value-type="string">
            <text:p text:style-name="P24">Position</text:p>
          </table:table-cell>
          <table:table-cell table:style-name="Table1.C1" office:value-type="string">
            <text:p text:style-name="P23"/>
          </table:table-cell>
        </table:table-row>
        <table:table-row table:style-name="TableLine93958140481920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>Council</text:p>
          </table:table-cell>
          <table:table-cell table:style-name="Table1.C2" table:number-rows-spanned="5" office:value-type="string">
            <text:p text:style-name="P22">Every Epoch*, one of the members with more time in the council will be randomly voted out (to <text:span text:style-name="T19">Citizens</text:span>)</text:p>
            <text:p text:style-name="P21">* <text:span text:style-name="T6">an epoch may be a month, a trimester, a semester, etc. I propose a trimester. </text:span></text:p>
          </table:table-cell>
        </table:table-row>
        <table:table-row table:style-name="Table1.3">
          <table:table-cell table:style-name="Table1.A2" office:value-type="string">
            <text:p text:style-name="P24">Frnvpr.near</text:p>
          </table:table-cell>
          <table:table-cell table:style-name="Table1.A2" office:value-type="string">
            <text:p text:style-name="P23"/>
          </table:table-cell>
          <table:covered-table-cell/>
        </table:table-row>
        <table:table-row table:style-name="TableLine93958140553248">
          <table:table-cell table:style-name="Table1.A2" office:value-type="string">
            <text:p text:style-name="P24">Jmm.near</text:p>
          </table:table-cell>
          <table:table-cell table:style-name="Table1.A2" office:value-type="string">
            <text:p text:style-name="P23"/>
          </table:table-cell>
          <table:covered-table-cell/>
        </table:table-row>
        <table:table-row table:style-name="TableLine93958140554736">
          <table:table-cell table:style-name="Table1.A2" office:value-type="string">
            <text:p text:style-name="P24">Samiasns.near</text:p>
          </table:table-cell>
          <table:table-cell table:style-name="Table1.A2" office:value-type="string">
            <text:p text:style-name="P23"/>
          </table:table-cell>
          <table:covered-table-cell/>
        </table:table-row>
        <table:table-row table:style-name="TableLine93958140556336">
          <table:table-cell table:style-name="Table1.A2" office:value-type="string">
            <text:p text:style-name="P24">Rebecca.near</text:p>
          </table:table-cell>
          <table:table-cell table:style-name="Table1.A2" office:value-type="string">
            <text:p text:style-name="P23"/>
          </table:table-cell>
          <table:covered-table-cell/>
        </table:table-row>
        <table:table-row table:style-name="TableLine93958140558080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>Successors</text:p>
          </table:table-cell>
          <table:table-cell table:style-name="Table1.C2" table:number-rows-spanned="4" office:value-type="string">
            <text:p text:style-name="P26">A successor can never pay his way up; a successor has to wait for a council member to step down or be thrown out by Brutus; successors can be voted in by all council members (unanimously), or can wait for Brutus to select him; Successors may pay 1N to move down to <text:span text:style-name="T18">Citizens</text:span>.</text:p>
            <text:p text:style-name="P1"/>
          </table:table-cell>
        </table:table-row>
        <table:table-row table:style-name="Table1.8">
          <table:table-cell table:style-name="Table1.A2" office:value-type="string">
            <text:p text:style-name="P24">x.near</text:p>
          </table:table-cell>
          <table:table-cell table:style-name="Table1.A2" office:value-type="string">
            <text:p text:style-name="P23"/>
          </table:table-cell>
          <table:covered-table-cell/>
        </table:table-row>
        <table:table-row table:style-name="Table1.9">
          <table:table-cell table:style-name="Table1.A2" office:value-type="string">
            <text:p text:style-name="P24">xx.near</text:p>
          </table:table-cell>
          <table:table-cell table:style-name="Table1.A2" office:value-type="string">
            <text:p text:style-name="P23"/>
          </table:table-cell>
          <table:covered-table-cell/>
        </table:table-row>
        <table:table-row table:style-name="TableLine93958140562016">
          <table:table-cell table:style-name="Table1.A2" office:value-type="string">
            <text:p text:style-name="P24">Xxx.near</text:p>
          </table:table-cell>
          <table:table-cell table:style-name="Table1.A2" office:value-type="string">
            <text:p text:style-name="P23"/>
          </table:table-cell>
          <table:covered-table-cell/>
        </table:table-row>
        <table:table-row table:style-name="TableLine93958140563536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">Citizens</text:p>
          </table:table-cell>
          <table:table-cell table:style-name="Table1.C2" table:number-rows-spanned="4" office:value-type="string">
            <text:p text:style-name="P26"><text:span text:style-name="T18">Citizens</text:span> may pay 1N to move up to the list of Successors</text:p>
            <text:p text:style-name="P1"/>
          </table:table-cell>
        </table:table-row>
        <table:table-row table:style-name="TableLine93958140557072">
          <table:table-cell table:style-name="Table1.A2" office:value-type="string">
            <text:p text:style-name="P24">y.near</text:p>
          </table:table-cell>
          <table:table-cell table:style-name="Table1.A2" office:value-type="string">
            <text:p text:style-name="P23"/>
          </table:table-cell>
          <table:covered-table-cell/>
        </table:table-row>
        <table:table-row table:style-name="TableLine93958140565760">
          <table:table-cell table:style-name="Table1.A2" office:value-type="string">
            <text:p text:style-name="P24">yy.near</text:p>
          </table:table-cell>
          <table:table-cell table:style-name="Table1.A2" office:value-type="string">
            <text:p text:style-name="P23"/>
          </table:table-cell>
          <table:covered-table-cell/>
        </table:table-row>
        <table:table-row table:style-name="TableLine93958140567280">
          <table:table-cell table:style-name="Table1.A2" office:value-type="string">
            <text:p text:style-name="P24">Yyy.near</text:p>
          </table:table-cell>
          <table:table-cell table:style-name="Table1.A2" office:value-type="string">
            <text:p text:style-name="P23"/>
          </table:table-cell>
          <table:covered-table-cell/>
        </table:table-row>
      </table:table>
      <text:p text:style-name="P9"/>
      <text:p text:style-name="P9"/>
      <text:p text:style-name="P9"/>
      <text:p text:style-name="P9"/>
      <text:p text:style-name="P9">Members of a council are grouped with the remaining members of a DAO. <text:span text:style-name="T7"><text:s/></text:span></text:p>
      <text:p text:style-name="P10">3 tiers are established, <text:span text:style-name="T8">Council, Successors, </text:span><text:span text:style-name="T9">Citizens</text:span>. </text:p>
      <text:p text:style-name="P10">Time is divided in epochs, and epochs represent a specific period, e.g. trimesters. </text:p>
      <text:p text:style-name="P10"/>
      <text:p text:style-name="P11">A number of maximum epochs is defined, e.g. 6. </text:p>
      <text:p text:style-name="P12">So, <text:span text:style-name="T19">each epoch, and only if at least 1 councel member</text:span> has been in that tier for 6 consecutive epochs, <text:span text:style-name="T11">Brutus </text:span><text:span text:style-name="T14">will forcefully kick </text:span><text:span text:style-name="T17">him</text:span><text:span text:style-name="T14"> out to the </text:span><text:span text:style-name="T13">Citizens</text:span><text:span text:style-name="T14"> tier. </text:span></text:p>
      <text:p text:style-name="P28"><text:span text:style-name="T14">If more than 1 council member is tied for most time spent in that tier, Brutus will randomly chose 1 of them.</text:span></text:p>
      <text:p text:style-name="P12"><text:soft-page-break/><text:span text:style-name="T14">At the same time, </text:span><text:span text:style-name="T11">Brutus</text:span><text:span text:style-name="T14"> will ramdomly </text:span><text:span text:style-name="T15">select one of the people in the Successors tier to move up. </text:span></text:p>
      <text:p text:style-name="P16"/>
      <text:p text:style-name="P13"><text:span text:style-name="T15">P</text:span><text:span text:style-name="T14">eople can move from </text:span><text:span text:style-name="T13">Citizens</text:span><text:span text:style-name="T14"> to </text:span><text:span text:style-name="T12">Successors</text:span><text:span text:style-name="T14"> by paying 1N or automaticaly by being in the </text:span><text:span text:style-name="T13">Citizens</text:span><text:span text:style-name="T14"> tier for more than 6 consecutive epochs. </text:span></text:p>
      <text:p text:style-name="P17"/>
      <text:p text:style-name="P18">People can move down from the Successors tier to the <text:span text:style-name="T10">Citizens</text:span> tier by paying 1N if they don’t wish to be electable to the council. <text:s/></text:p>
      <text:p text:style-name="P18"/>
      <text:p text:style-name="P19">These movements don’t stop organic decisions, like a Council member stepping down out of his own will. </text:p>
      <text:p text:style-name="P14"><text:span text:style-name="T14">Council members can vote someone in to that tier only by complete unanimity. Apart from that, </text:span><text:span text:style-name="T11">Brutus</text:span><text:span text:style-name="T14"> works as the normal governance mechanism. </text:span></text:p>
      <text:p text:style-name="P20"/>
      <text:p text:style-name="P15"><text:span text:style-name="T14">By implementing </text:span><text:span text:style-name="T11">Brutus</text:span><text:span text:style-name="T14">, I aim to increase the level of decentralization, transparency and </text:span><text:span text:style-name="T16">diversity in the decision making proces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Sabon" svg:font-family="Sab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PT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urce Han Sans CN" style:font-family-asian="'Source Han Sans CN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6T12:03:25.489990816</meta:creation-date>
    <dc:date>2021-06-27T17:07:28.332394045</dc:date>
    <meta:editing-duration>PT1H13M55S</meta:editing-duration>
    <meta:editing-cycles>29</meta:editing-cycles>
    <meta:generator>LibreOffice/7.1.3.2$Linux_X86_64 LibreOffice_project/10$Build-2</meta:generator>
    <meta:document-statistic meta:table-count="1" meta:image-count="0" meta:object-count="0" meta:page-count="2" meta:paragraph-count="37" meta:word-count="376" meta:character-count="2153" meta:non-whitespace-character-count="1796"/>
  </office:meta>
</office:document-meta>
</file>